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4E0000004E8D77685BBD4BACE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674in" fo:margin-left="-0.0403in" fo:margin-top="0in" fo:margin-bottom="0in" table:align="left"/>
    </style:style>
    <style:style style:name="Table1.A" style:family="table-column">
      <style:table-column-properties style:column-width="1.6792in"/>
    </style:style>
    <style:style style:name="Table1.B" style:family="table-column">
      <style:table-column-properties style:column-width="5.5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B1" style:family="table-cell">
      <style:table-cell-properties fo:padding-left="0.0375in" fo:padding-right="0.075in" fo:padding-top="0in" fo:padding-bottom="0in" fo:border="0.5pt solid #000001"/>
    </style:style>
    <style:style style:name="Table1.14" style:family="table-row">
      <style:table-row-properties style:min-row-height="0.2917in" fo:keep-together="auto"/>
    </style:style>
    <style:style style:name="P1" style:family="paragraph" style:parent-style-name="Standard">
      <style:paragraph-properties fo:margin-top="0.0835in" fo:margin-bottom="0in" loext:contextual-spacing="false"/>
    </style:style>
    <style:style style:name="P2" style:family="paragraph" style:parent-style-name="Standard">
      <style:paragraph-properties fo:margin-top="0.0835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.0835in" fo:margin-bottom="0in" loext:contextual-spacing="false" fo:text-align="justify" style:justify-single-word="false" fo:orphans="0" fo:widows="0"/>
    </style:style>
    <style:style style:name="P4" style:family="paragraph" style:parent-style-name="Standard">
      <style:paragraph-properties fo:margin-top="0.0835in" fo:margin-bottom="0in" loext:contextual-spacing="false" fo:text-align="justify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.0835in" fo:margin-bottom="0in" loext:contextual-spacing="false" fo:text-align="justify" style:justify-single-word="false" fo:orphans="0" fo:widows="0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.0835in" fo:margin-bottom="0in" loext:contextual-spacing="false" fo:text-align="justify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.0835in" fo:margin-bottom="0in" loext:contextual-spacing="false" fo:text-align="justify" style:justify-single-word="false"/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8" style:family="paragraph" style:parent-style-name="Standard">
      <style:paragraph-properties fo:margin-top="0.0835in" fo:margin-bottom="0in" loext:contextual-spacing="false" fo:text-align="justify" style:justify-single-word="false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P9" style:family="paragraph" style:parent-style-name="Standard">
      <style:paragraph-properties fo:margin-top="0.0835in" fo:margin-bottom="0in" loext:contextual-spacing="false" fo:text-align="justify" style:justify-single-word="false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margin-top="0.0835in" fo:margin-bottom="0in" loext:contextual-spacing="false" fo:text-align="justify" style:justify-single-word="false"/>
      <style:text-properties fo:color="#000000"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P11" style:family="paragraph" style:parent-style-name="Standard">
      <style:paragraph-properties fo:margin-top="0.0835in" fo:margin-bottom="0in" loext:contextual-spacing="false" fo:text-align="justify" style:justify-single-word="false"/>
      <style:text-properties fo:color="#000000" style:font-name="Times New Roman" fo:font-size="11.5pt" style:text-underline-style="none" style:font-name-asian="Times New Roman1" style:font-size-asian="11.5pt" style:font-name-complex="Times New Roman1" style:font-size-complex="11.5pt"/>
    </style:style>
    <style:style style:name="P12" style:family="paragraph" style:parent-style-name="Standard">
      <style:paragraph-properties fo:margin-top="0.0835in" fo:margin-bottom="0in" loext:contextual-spacing="false" fo:text-align="justify" style:justify-single-word="false"/>
      <style:text-properties fo:font-variant="normal" fo:text-transform="none" fo:color="#222222" style:font-name="Times New Roman" fo:font-size="10pt" fo:font-style="normal" style:font-name-asian="Times New Roman1" style:font-size-asian="10pt" style:font-style-asian="normal" style:font-name-complex="Times New Roman1" style:font-size-complex="10pt"/>
    </style:style>
    <style:style style:name="P13" style:family="paragraph" style:parent-style-name="Standard" style:master-page-name="Standard">
      <style:paragraph-properties fo:margin-top="0.0835in" fo:margin-bottom="0in" loext:contextual-spacing="false" fo:line-height="100%" fo:text-align="center" style:justify-single-word="false" style:page-number="1"/>
    </style:style>
    <style:style style:name="P14" style:family="paragraph" style:parent-style-name="Standard" style:list-style-name="WWNum1">
      <style:paragraph-properties fo:margin-left="0.5in" fo:margin-right="0in" fo:margin-top="0.0835in" fo:margin-bottom="0in" loext:contextual-spacing="false" fo:text-align="justify" style:justify-single-word="false" fo:orphans="0" fo:widows="0" fo:text-indent="-0.25in" style:auto-text-indent="false"/>
    </style:style>
    <style:style style:name="P15" style:family="paragraph" style:parent-style-name="Standard" style:list-style-name="WWNum2">
      <style:paragraph-properties fo:margin-left="1in" fo:margin-right="0in" fo:margin-top="0.0835in" fo:margin-bottom="0in" loext:contextual-spacing="true" fo:text-align="justify" style:justify-single-word="false" fo:orphans="0" fo:widows="0" fo:text-indent="-0.25in" style:auto-text-indent="false"/>
    </style:style>
    <style:style style:name="P16" style:family="paragraph" style:parent-style-name="Standard" style:list-style-name="WWNum2">
      <style:paragraph-properties fo:margin-left="1in" fo:margin-right="0in" fo:margin-top="0.0835in" fo:margin-bottom="0in" loext:contextual-spacing="false" fo:text-align="justify" style:justify-single-word="false" fo:orphans="0" fo:widows="0" fo:text-indent="-0.25in" style:auto-text-indent="false"/>
    </style:style>
    <style:style style:name="P17" style:family="paragraph" style:parent-style-name="Standard">
      <style:paragraph-properties fo:margin-left="0in" fo:margin-right="0in" fo:margin-top="0.083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style:font-name-asian="Times New Roman1" style:font-size-asian="11pt" style:font-style-asian="normal" style:font-name-complex="Times New Roman1" style:font-size-complex="11pt"/>
    </style:style>
    <style:style style:name="P20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style:font-name-asian="Times New Roman1" style:font-size-asian="11pt" style:font-style-asian="normal" style:font-name-complex="Times New Roman1" style:font-size-complex="11pt"/>
    </style:style>
    <style:style style:name="P21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3" style:family="paragraph" style:parent-style-name="Standard">
      <style:paragraph-properties fo:margin-top="0in" fo:margin-bottom="0in" loext:contextual-spacing="false" fo:line-height="100%"/>
    </style:style>
    <style:style style:name="P24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.5in" style:auto-text-indent="false" fo:padding="0in" fo:border="none" fo:keep-with-next="auto"/>
    </style:style>
    <style:style style:name="P2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keep-together="auto" fo:orphans="2" fo:widows="2" fo:text-indent="-0.0091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28" style:family="paragraph" style:parent-style-name="Standard">
      <style:paragraph-properties fo:margin-left="-0.0091in" fo:margin-right="0in" fo:margin-top="0.0835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style:text-underline-style="none" style:font-name-asian="Times New Roman1" style:font-name-complex="Times New Roman1"/>
    </style:style>
    <style:style style:name="T4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7" style:family="text"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T8" style:family="text">
      <style:text-properties fo:color="#000000" style:font-name="Times New Roman" fo:font-size="11pt" style:font-name-asian="Times New Roman1" style:font-size-asian="11pt" style:font-name-complex="Times New Roman1" style:font-size-complex="11pt" fo:background-color="#ffffff"/>
    </style:style>
    <style:style style:name="T9" style:family="text"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fo:background-color="#ffffff"/>
    </style:style>
    <style:style style:name="T10" style:family="text"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11" style:family="text">
      <style:text-properties fo:color="#000000" style:font-name="Times New Roman" fo:font-size="11pt" fo:font-style="normal" style:font-name-asian="Times New Roman1" style:font-size-asian="11pt" style:font-style-asian="normal" style:font-name-complex="Times New Roman1" style:font-size-complex="11pt"/>
    </style:style>
    <style:style style:name="T12" style:family="text">
      <style:text-properties fo:color="#000000" style:font-name="Times New Roman" style:font-name-asian="Times New Roman1" style:font-name-complex="Times New Roman1"/>
    </style:style>
    <style:style style:name="T13" style:family="text">
      <style:text-properties fo:color="#000000" style:font-name="Times New Roman" style:text-underline-style="none" style:font-name-asian="Times New Roman1" style:font-name-complex="Times New Roman1"/>
    </style:style>
    <style:style style:name="T14" style:family="text">
      <style:text-properties fo:color="#ff3333" style:font-name="Times New Roman" fo:font-size="11pt" style:font-name-asian="Times New Roman1" style:font-size-asian="11pt" style:font-name-complex="Times New Roman1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style:font-name-asian="Times New Roman1" style:font-size-asian="11pt" style:font-style-asian="normal" style:font-name-complex="Times New Roman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1.5pt" fo:font-style="normal" style:text-underline-style="none" style:font-name-asian="Times New Roman1" style:font-size-asian="11.5pt" style:font-style-asian="normal" style:font-name-complex="Times New Roman1" style:font-size-complex="11.5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18" style:family="text">
      <style:text-properties fo:font-variant="normal" fo:text-transform="none" fo:color="#222222" style:font-name="Times New Roman" fo:font-size="10pt" fo:font-style="normal" style:font-name-asian="Times New Roman1" style:font-size-asian="10pt" style:font-style-asian="normal" style:font-name-complex="Times New Roman1" style:font-size-complex="10pt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Plano de Ensino</text:span></text:p>
      <text:p text:style-name="P2"><text:span text:style-name="T4">1. IDENTIFICAÇÃO </text:span></text:p>
      <text:p text:style-name="P4"/>
      <text:p text:style-name="P2"><text:span text:style-name="T7">Curso: Ciência da Computação</text:span></text:p>
      <text:p text:style-name="P2"><text:span text:style-name="T7">Componente curricular: Tópicos Especiais em Banco de Dados (optativo)</text:span></text:p>
      <text:p text:style-name="P2"><text:span text:style-name="T7">Fase: </text:span><text:span text:style-name="T2">Oitava</text:span></text:p>
      <text:p text:style-name="P2"><text:span text:style-name="T7">Ano/semestre: 2018</text:span><text:span text:style-name="T2">.2</text:span></text:p>
      <text:p text:style-name="P2"><text:span text:style-name="T7">Número da turma: 22437</text:span></text:p>
      <text:p text:style-name="P2"><text:span text:style-name="T7">Número de créditos: <text:s/>4</text:span></text:p>
      <text:p text:style-name="P2"><text:span text:style-name="T7">Carga horária – Hora aula: 72</text:span></text:p>
      <text:p text:style-name="P2"><text:span text:style-name="T7">Carga horária – Hora relógio: 60</text:span></text:p>
      <text:p text:style-name="P2"><text:span text:style-name="T7">Professor: Guilherme Dal Bianco</text:span></text:p>
      <text:p text:style-name="P2"><text:span text:style-name="T7">Atendimento ao Aluno: Quartas das </text:span><text:span text:style-name="T8">13h00 às 19h00</text:span><text:span text:style-name="T9"> </text:span></text:p>
      <text:p text:style-name="P8"/>
      <text:p text:style-name="P2"><text:span text:style-name="T4">2. OBJETIVO GERAL DO CURSO</text:span></text:p>
      <text:p text:style-name="P3"><text:span text:style-name="T7">O curso tem por objetivo a formação integral de novos cientistas e profissionais da computação, os quais deverão possuir conhecimentos técnicos e científicos e serem capazes de aplicar estes conhecimentos, de forma inovadora e transformadora, nas diferentes áreas de conhecimento da Computação. Adicionalmente, os egressos do curso deverão ser capazes de adaptar-se às constantes mudanças tecnológicas e sociais, e ter <text:s/>uma formação ao mesmo tempo cidadã, interdisciplinar e profissional</text:span></text:p>
      <text:p text:style-name="P2"><text:span text:style-name="T4">3. EMENTA</text:span></text:p>
      <text:p text:style-name="P3"><text:span text:style-name="T4">Recuperação de informação</text:span><text:span text:style-name="T5">: consultas aproximadas, indexação, Big Data, processamento e classificação de documentos, identificação de duplicatas.</text:span></text:p>
      <text:p text:style-name="P5"/>
      <text:p text:style-name="P2"><text:span text:style-name="T4">4. OBJETIVOS</text:span></text:p>
      <text:p text:style-name="P2"><text:soft-page-break/><text:span text:style-name="T6">4.1<text:tab/>GERAL </text:span></text:p>
      <text:list xml:id="list1023421076530736726" text:style-name="WWNum1">
        <text:list-item>
          <text:p text:style-name="P14"><text:span text:style-name="T7">Entender o processo de recuperação de informação e seus algoritmos, com enfoque para análise e processamento de informações. Aplicar tais conceitos em grandes volumes de dados. </text:span></text:p>
        </text:list-item>
      </text:list>
      <text:p text:style-name="P2"><text:span text:style-name="T6">4.2<text:tab/>ESPECÍFICOS </text:span></text:p>
      <text:p text:style-name="P2"><text:span text:style-name="T12"><text:tab/>Apresentar aos estudantes técnicas de recuperação de informação (RI) con</text:span><text:span text:style-name="T2">forme detalhado a seguir</text:span><text:span text:style-name="T5">:<text:tab/> </text:span></text:p>
      <text:list xml:id="list7468655752670158239" text:style-name="WWNum2">
        <text:list-item>
          <text:p text:style-name="P15"><text:span text:style-name="T12">Capacitar a utilizarem técnicas </text:span><text:span text:style-name="T2">da RI em </text:span><text:span text:style-name="T12">busca e <text:s/>classificação de documentos;</text:span></text:p>
        </text:list-item>
        <text:list-item>
          <text:p text:style-name="P15"><text:span text:style-name="T2">Instruir na tarefa de indexação de documentos;</text:span></text:p>
        </text:list-item>
        <text:list-item>
          <text:p text:style-name="P16"><text:span text:style-name="T12">Capacitar a utilização do modelo de programação MapReduce com o uso do Apache Pig para processamento m</text:span><text:span text:style-name="T2">á</text:span><text:span text:style-name="T12">ximo de </text:span><text:span text:style-name="T2">documentos</text:span><text:span text:style-name="T12">;</text:span></text:p>
        </text:list-item>
        <text:list-item>
          <text:p text:style-name="P16"><text:span text:style-name="T12">Capacitar a desenvolver soluções para a extração de informações em documentos;</text:span></text:p>
        </text:list-item>
        <text:list-item>
          <text:p text:style-name="P16"><text:span text:style-name="T2">Compreender a tarefa de classificação de documentos e de documentos aproximados;</text:span></text:p>
        </text:list-item>
      </text:list>
      <text:p text:style-name="P9"/>
      <text:p text:style-name="P6"/>
      <text:p text:style-name="P6"/>
      <text:p text:style-name="P6"/>
      <text:p text:style-name="P2"><text:span text:style-name="T4">5. CRONOGRAMA E CONTEÚDOS PROGRAMÁTICOS 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span text:style-name="T15">1</text:span></text:p>
          </table:table-cell>
          <table:table-cell table:style-name="Table1.B1" office:value-type="string">
            <text:p text:style-name="P17"><text:span text:style-name="T15">Apresentação da disciplina. </text:span><text:span text:style-name="T2">Introdução à recuperação de informações.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5">2</text:span></text:p>
          </table:table-cell>
          <table:table-cell table:style-name="Table1.B1" office:value-type="string">
            <text:p text:style-name="P17"><text:span text:style-name="T2">Introdução à consultas exatas e aproximadas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5">3</text:span></text:p>
          </table:table-cell>
          <table:table-cell table:style-name="Table1.B1" office:value-type="string">
            <text:p text:style-name="P18"><text:span text:style-name="T2">Indexação. Atividade prática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4</text:span></text:p>
          </table:table-cell>
          <table:table-cell table:style-name="Table1.B1" office:value-type="string">
            <text:p text:style-name="P18"><text:span text:style-name="T2">Trabalho prático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5</text:span></text:p>
          </table:table-cell>
          <table:table-cell table:style-name="Table1.B1" office:value-type="string">
            <text:p text:style-name="P18"><text:span text:style-name="T2">Processamento de consultas em grandes bases de dados. Atividade prática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6</text:span></text:p>
          </table:table-cell>
          <table:table-cell table:style-name="Table1.B1" office:value-type="string">
            <text:p text:style-name="P18"><text:span text:style-name="T2">Introdução ao Apache Hadoop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7</text:span></text:p>
          </table:table-cell>
          <table:table-cell table:style-name="Table1.B1" office:value-type="string">
            <text:p text:style-name="P23"><text:span text:style-name="T2">Introdução ao <text:s/>Apache <text:s/>Pig . Atividade prática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8</text:span></text:p>
          </table:table-cell>
          <table:table-cell table:style-name="Table1.B1" office:value-type="string">
            <text:p text:style-name="P23"><text:span text:style-name="T2">Atividade prática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9</text:span></text:p>
          </table:table-cell>
          <table:table-cell table:style-name="Table1.B1" office:value-type="string">
            <text:p text:style-name="P18"><text:span text:style-name="T2">Processamento de texto. Atividade prática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10</text:span></text:p>
          </table:table-cell>
          <table:table-cell table:style-name="Table1.B1" office:value-type="string">
            <text:p text:style-name="P18"><text:span text:style-name="T2">Rankeamento de documento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span text:style-name="T2">11</text:span></text:p>
          </table:table-cell>
          <table:table-cell table:style-name="Table1.B1" office:value-type="string">
            <text:p text:style-name="P23"><text:span text:style-name="T2">Rankeamento de documento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12</text:span></text:p>
          </table:table-cell>
          <table:table-cell table:style-name="Table1.B1" office:value-type="string">
            <text:p text:style-name="P23"><text:span text:style-name="T2">Atividade prática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13</text:span></text:p>
          </table:table-cell>
          <table:table-cell table:style-name="Table1.B1" office:value-type="string">
            <text:p text:style-name="P17"><text:span text:style-name="T2">Classificação de texto</text:span></text:p>
          </table:table-cell>
        </table:table-row>
        <table:table-row table:style-name="Table1.14">
          <table:table-cell table:style-name="Table1.A1" office:value-type="string">
            <text:p text:style-name="P1"><text:span text:style-name="T2">14</text:span></text:p>
          </table:table-cell>
          <table:table-cell table:style-name="Table1.B1" office:value-type="string">
            <text:p text:style-name="P1"><text:span text:style-name="T2">Classificação de texto</text:span></text:p>
          </table:table-cell>
        </table:table-row>
        <table:table-row table:style-name="Table1.14">
          <table:table-cell table:style-name="Table1.A1" office:value-type="string">
            <text:p text:style-name="P1"><text:span text:style-name="T2">15</text:span></text:p>
          </table:table-cell>
          <table:table-cell table:style-name="Table1.B1" office:value-type="string">
            <text:p text:style-name="P1"><text:span text:style-name="T2">Atividade prática</text:span></text:p>
          </table:table-cell>
        </table:table-row>
        <table:table-row table:style-name="Table1.14">
          <table:table-cell table:style-name="Table1.A1" office:value-type="string">
            <text:p text:style-name="P1"><text:span text:style-name="T2">16</text:span></text:p>
          </table:table-cell>
          <table:table-cell table:style-name="Table1.B1" office:value-type="string">
            <text:p text:style-name="P1"><text:span text:style-name="T2">Período de avaliação/recuperação</text:span></text:p>
          </table:table-cell>
        </table:table-row>
      </table:table>
      <text:p text:style-name="P6"><text:soft-page-break/></text:p>
      <text:p text:style-name="P2"><text:span text:style-name="T4">6. PROCEDIMENTOS METODOLÓGICOS</text:span></text:p>
      <text:p text:style-name="P2"><text:span text:style-name="T7">Cada conteúdo da disciplina será organizado em três momentos: exposição de conceitos, implementação de algoritmos e desenvolvimento de atividade avaliativa. Dependendo dos conteúdos da semana, haverá a exposição pelo professor dos conceitos, estruturas de dados e algoritmos relacionados ao tema seguida da avaliação de complexidade e da implementação dos algoritmos. Em alguns casos, a implementação ficará como tarefa extraclasse. O desenvolvimento das atividades avaliativas são momentos para esclarecimento de dúvidas e socialização de resultados. Recomenda-se que todas as atividades propostas sejam trabalhadas pelos estudantes até o início da aula seguinte para que as mesmas possam ser discutidas com a turma. A premissa das atividades avaliativas da disciplina é permitir a prática dos conteúdos no maior tempo possível para que se detectem eventuais dificuldades dos estudantes para atingir os objetivos da disciplina.</text:span></text:p>
      <text:p text:style-name="P9"/>
      <text:p text:style-name="P2"><text:span text:style-name="T4">7. AVALIAÇÃO DO PROCESSO ENSINO-APRENDIZAGEM</text:span></text:p>
      <text:p text:style-name="P19"/>
      <text:p text:style-name="P21"><text:span text:style-name="T15">A avaliação tem caráter integrador, uma vez que existe um crescimento gradativo na mobilização dos conhecimentos, habilidades e atitudes desenvolvidos. O resultado é expresso sob a forma de nota que varia de 0 (zero) a 10 (dez), com intervalos de 0,1 (um décimo). <text:s/>É exigido, no mínimo, a média 6,0 (seis) para fins de aprovação na unidade curricular.</text:span></text:p>
      <text:p text:style-name="P21"><text:span text:style-name="T15">O resultado final do aproveitamento é expresso através das atividades pr</text:span><text:span text:style-name="T2">áticas desenvolvidas durante a disciplina</text:span><text:span text:style-name="T15"> seguinte equação (1).</text:span></text:p>
      <text:p text:style-name="P20"/>
      <text:p text:style-name="P22"><text:span text:style-name="T15"><text:s/>Nf = (Trab1 + Trab2 + trabN )/N <text:s text:c="2"/>(1)</text:span></text:p>
      <text:p text:style-name="P19"/>
      <text:p text:style-name="P21"><text:span text:style-name="T15">Em caso de plágio as seguintes regras serão aplicadas. </text:span></text:p>
      <text:p text:style-name="P24"><text:span text:style-name="T15">Prova: </text:span></text:p>
      <text:p text:style-name="P25"><text:span text:style-name="T15"><text:tab/>–O aluno recebe nota zero na prova onde o plágio foi detectado, além disso, por demonstrar prática não aceitável o caso será levado ao conhecimento do colegiado;</text:span></text:p>
      <text:p text:style-name="P24"><text:span text:style-name="T15">Trabalhos:</text:span></text:p>
      <text:p text:style-name="P25"><text:span text:style-name="T15"><text:tab/>–É permitido usar conteúdo da internet, livros, colegas, etc., contanto que uma citação seja feita. A nota do trabalho será proporcional ao conteúdo original;</text:span></text:p>
      <text:p text:style-name="P26"><text:span text:style-name="T16"><text:tab/>–Caso seja detectado plágio o aluno recebe zero no trabalho em questão, além disso, por demonstrar prática não aceitável o caso será levado ao conhecimento do colegiado;</text:span></text:p>
      <text:p text:style-name="P7"/>
      <text:p text:style-name="P2"><text:span text:style-name="T6">7.1 RECUPERAÇÃO: NOVAS OPORTUNIDADES DE APRENDIZAGEM E AVALIAÇÃO</text:span></text:p>
      <text:p text:style-name="P2"><text:span text:style-name="T7">Tendo em vista que o objetivo do processo de ensino aprendizagem é permitir verificar se, ao final do período letivo, os estudantes possuem as competências e habilidades <text:s/>mínimas necessárias relacionadas aos conteúdos da disciplina, então a recuperação será realizada da seguinte forma: uma prova de substituição de grau contemplando abordado em sala de aula. Sendo sua nota de grau definida pela equação (4).</text:span></text:p>
      <text:p text:style-name="P21"><text:span text:style-name="T15"><text:s text:c="27"/></text:span></text:p>
      <text:p text:style-name="P21"><text:soft-page-break/><text:span text:style-name="T15"><text:s text:c="36"/>Grau 1 ou 2 = (NProva ou NRec) * 0.7 <text:s/>+ NTrabalho * 0.3 <text:s text:c="5"/>(4)</text:span></text:p>
      <text:p text:style-name="P19"/>
      <text:p text:style-name="P21"><text:span text:style-name="T16">Somente será permitida a substituição de um dos graus quando a média for inferior a 7,0. A substituição de grau deve ser realizada na data estabelecida no Calendário Acadêmico. Somente será substituída a nota da prova, se mantendo a nota nos trabalhos. <text:s/>Ao realizar a substituição de grau o aluno atingirá, no máximo, a média final com nota <text:s/>7,0 (sete). <text:s text:c="2"/></text:span></text:p>
      <text:p text:style-name="P11"/>
      <text:p text:style-name="P2"><text:span text:style-name="T4">8. REFERÊNCIAS</text:span></text:p>
      <text:p text:style-name="P2"><text:span text:style-name="T6">8.1<text:tab/>BÁSICA</text:span></text:p>
      <text:p text:style-name="P2"><text:span text:style-name="T7">MEIRA Jr, W., ZAKI, M. J. Data Mining and Analysis: Fundamental Concepts and Algorithms. New York.</text:span></text:p>
      <text:p text:style-name="P2"><text:span text:style-name="T7"><text:tab/>Cambridge University Press, 2014.</text:span></text:p>
      <text:p text:style-name="P2"><text:span text:style-name="T7">MITCHELL, T. Machine Learning. New York, McGrawHill Press, 1997</text:span></text:p>
      <text:p text:style-name="P2"><text:span text:style-name="T11">WHITE, TOM. </text:span><text:span text:style-name="T18">Hadoop: The definitive guide. " O'Reilly Media, Inc.", 2012.</text:span></text:p>
      <text:p text:style-name="P12"/>
      <text:p text:style-name="P2"><text:span text:style-name="T6">8.2<text:tab/>COMPLEMENTAR</text:span></text:p>
      <text:p text:style-name="P2"><text:span text:style-name="T5">DE AMO S.: Curso Introdutório de Mineração de Dados <text:s/>Compilação de Notas de Aulas, 2006, 201 páginas.</text:span></text:p>
      <text:p text:style-name="P2"><text:span text:style-name="T5"><text:tab/>Disponível em www.deamo.prof.ufu.br</text:span></text:p>
      <text:p text:style-name="P2"><text:span text:style-name="T5">MICHALSKI, R. S., BRATKO, I., KUBAT, M. Machine Learning and Data Mining. Chichester, John Wiley <text:tab/>&amp; Sons Ltd, 1998.</text:span></text:p>
      <text:p text:style-name="P2"><text:span text:style-name="T5">TAN, P.N., STEINBACH, M., KUMAR, V. Introduction to Data Mining. New York, AddisonWesley, 2006.</text:span></text:p>
      <text:p text:style-name="P4"/>
      <text:p text:style-name="P10"/>
      <text:p text:style-name="P6"/>
      <text:p text:style-name="P2"><text:span text:style-name="T5">_____________________________ <text:s text:c="31"/>__________________________</text:span></text:p>
      <text:p text:style-name="P2"><text:span text:style-name="T5"><text:s text:c="16"/>Professor <text:s text:c="64"/>Coordenador do curs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margin-top="0.0835in" fo:margin-bottom="0in" loext:contextual-spacing="false" fo:line-height="10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835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835in" loext:contextual-spacing="false" fo:line-height="100%" fo:text-indent="-0.4in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0972in" fo:margin-bottom="0.0835in" loext:contextual-spacing="false" fo:line-height="100%" fo:text-indent="-0.5in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1" style:font-family-asian="'Liberation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keep-with-next="always"/>
      <style:text-properties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keep-together="auto" fo:orphans="2" fo:widows="2" fo:text-indent="-0.0091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2" style:family="paragraph" style:parent-style-name="Standard">
      <style:paragraph-properties fo:margin-left="-0.0091in" fo:margin-right="0in" fo:margin-top="0.0835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Mfr1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25483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689in" fo:margin-left="0in" fo:margin-right="0in" fo:margin-bottom="0.629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niversidade Federal da Fronteira Sul</text:span><draw:frame draw:style-name="Mfr1" draw:name="image2.png" text:anchor-type="char" svg:x="0.1165in" svg:y="-0.1618in" svg:width="0.8146in" svg:height="0.8126in" draw:z-index="5"><draw:image xlink:href="Pictures/100000000000004E0000004E8D77685BBD4BACE9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6" meta:paragraph-count="90" meta:word-count="911" meta:character-count="6249" meta:non-whitespace-character-count="5217"/>
    <meta:generator>LibreOfficeDev/5.1.0.3$Linux_X86_64 LibreOffice_project/</meta:generator>
  </office:meta>
</office:document-meta>
</file>